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ter" svg:font-family="Inter, 'Inter Fallback'"/>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akar" svg:font-family="aakar" style:font-pitch="variable"/>
  </office:font-face-decls>
  <office:automatic-styles>
    <style:style style:name="P1" style:family="paragraph" style:parent-style-name="Standard">
      <style:paragraph-properties fo:margin-left="0in" fo:margin-right="0in" fo:line-height="150%" fo:orphans="2" fo:widows="2" fo:text-indent="0in" style:auto-text-indent="false"/>
      <style:text-properties fo:font-variant="normal" fo:text-transform="none" fo:color="#d1d5db" loext:opacity="100%" style:font-name="Inter" fo:font-size="12pt" fo:letter-spacing="normal" fo:font-style="normal" fo:font-weight="normal" officeooo:paragraph-rsid="0005e20b"/>
    </style:style>
    <style:style style:name="P2" style:family="paragraph" style:parent-style-name="Standard">
      <style:paragraph-properties fo:margin-left="0in" fo:margin-right="0in" fo:line-height="150%" fo:orphans="2" fo:widows="2" fo:text-indent="0in" style:auto-text-indent="false"/>
      <style:text-properties fo:font-variant="normal" fo:text-transform="none" fo:color="#000000" loext:opacity="100%" style:font-name="Liberation Serif" fo:font-size="14pt" fo:letter-spacing="normal" fo:font-style="normal" fo:font-weight="normal" style:font-size-asian="14pt" style:font-size-complex="14pt"/>
    </style:style>
    <style:style style:name="P3" style:family="paragraph" style:parent-style-name="Standard">
      <style:paragraph-properties fo:margin-left="0in" fo:margin-right="0in" fo:line-height="150%" fo:orphans="2" fo:widows="2" fo:text-indent="0in" style:auto-text-indent="false"/>
      <style:text-properties fo:font-variant="normal" fo:text-transform="none" fo:color="#000000" loext:opacity="100%" style:font-name="Liberation Serif" fo:font-size="14pt" fo:letter-spacing="normal" fo:font-style="normal" fo:font-weight="normal" officeooo:paragraph-rsid="0005e20b" style:font-size-asian="14pt" style:font-size-complex="14pt"/>
    </style:style>
    <style:style style:name="P4" style:family="paragraph" style:parent-style-name="Standard">
      <style:paragraph-properties fo:margin-left="0in" fo:margin-right="0in" fo:line-height="150%" fo:orphans="2" fo:widows="2" fo:text-indent="0in" style:auto-text-indent="false"/>
      <style:text-properties fo:font-variant="normal" fo:text-transform="none" fo:color="#000000" loext:opacity="100%" style:font-name="Inter" fo:font-size="12pt" fo:letter-spacing="normal" fo:font-style="normal" fo:font-weight="normal" officeooo:paragraph-rsid="0005e20b"/>
    </style:style>
    <style:style style:name="T1" style:family="text">
      <style:text-properties fo:color="#d1d5db" loext:opacity="100%"/>
    </style:style>
    <style:style style:name="T2" style:family="text">
      <style:text-properties fo:background-color="transparent" loext:char-shading-value="0"/>
    </style:style>
    <style:style style:name="T3" style:family="text">
      <style:text-properties fo:color="#000000" loext:opacity="100%"/>
    </style:style>
    <style:style style:name="T4" style:family="text">
      <style:text-properties style:font-size-asian="14pt" style:font-size-complex="14pt"/>
    </style:style>
    <style:style style:name="T5" style:family="text">
      <style:text-properties fo:color="#ff0000" loext:opacity="100%"/>
    </style:style>
    <style:style style:name="T6" style:family="text">
      <style:text-properties fo:color="#ff0000" loext:opacity="100%" fo:background-color="transparent" loext:char-shading-value="0"/>
    </style:style>
    <style:style style:name="T7" style:family="text">
      <style:text-properties fo:color="#ff0000" loext:opacity="100%"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6"><text:tab/>Gradiant descent:</text:span><text:span text:style-name="T2"> </text:span>được sử dụng để tìm giá trị của tham số tốt nhất (nhỏ nhất hoặc lớn nhất) của một hàm chi phí (cost function).</text:p>
      <text:p text:style-name="P2"/>
      <text:p text:style-name="P2">Tác dụng của giá trị của tham số tốt nhất phụ thuộc vào bối cảnh của bài toán và mục tiêu của tối ưu hóa của ta.</text:p>
      <text:p text:style-name="P2"/>
      <text:p text:style-name="P3"><text:span text:style-name="T5"><text:tab/>Một ví dụ về việc cần tìm giá trị lớn nhất của hàm chi phí:</text:span></text:p>
      <text:p text:style-name="P3">Trong bài toán tìm số lần quảng cáo trên trang web: sử dụng một hàm chi phí để tính toán độ ảnh hưởng của số lần quảng cáo trên trang web đến trải nghiệm người dùng. nếu chúng ta muốn tối đa hóa thu nhập từ quảng cáo, chúng ta có thể sử dụng thuật toán tối ưu hóa để tìm giá trị lớn nhất của hàm chi phí này mà không ảnh hưởng đến trải nghiệm của người dùng.</text:p>
      <text:p text:style-name="P1"><text:span text:style-name="T4"><text:tab/></text:span><text:span text:style-name="T7">Một ví dụ về việc cần tìm giá trị nhỏ nhất của hàm chi phí:</text:span><text:span text:style-name="T4"> </text:span></text:p>
      <text:p text:style-name="P4">muốn tìm ra giá bán tối ưu cho sản phẩm của công ty sao cho thu nhập được tối đa hóa. Để giải quyết vấn đề này, ta có thể sử dụng một hàm chi phí để tính toán lợi nhuận của từng mức giá khác nhau. Hàm chi phí này sẽ bao gồm giá vốn, chi phí sản xuất, chi phí marketing và các chi phí liên quan khác. Sau đó, chúng ta có thể sử dụng thuật toán tối ưu hóa để tìm giá trị nhỏ nhất của hàm chi phí này mà vẫn đem lại lợi nhuận tối đa.</text:p>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ter" svg:font-family="Inter, 'Inter Fallback'"/>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akar" svg:font-family="aak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9T08:50:48.194816589</meta:creation-date>
    <dc:date>2023-05-19T09:10:40.437923845</dc:date>
    <meta:editing-duration>PT9M22S</meta:editing-duration>
    <meta:editing-cycles>1</meta:editing-cycles>
    <meta:document-statistic meta:table-count="0" meta:image-count="0" meta:object-count="0" meta:page-count="1" meta:paragraph-count="6" meta:word-count="265" meta:character-count="1150" meta:non-whitespace-character-count="887"/>
    <meta:generator>LibreOffice/7.3.7.2$Linux_X86_64 LibreOffice_project/30$Build-2</meta:generator>
  </office:meta>
</office:document-meta>
</file>